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hangement de caméra plus haute, plus loin et suit le mouvement du steg</text:p>
      <text:p text:style-name="Standard"/>
      <text:p text:style-name="Standard">changement de plateforme correspondant pour le mouvement</text:p>
      <text:p text:style-name="Standard"/>
      <text:p text:style-name="Standard">mouvement du steg est latéral<text:s/>et tourne autour de lui-meme</text:p>
      <text:p text:style-name="Standard"/>
      <text:p text:style-name="Standard">plateforme de départ en parallélépipède avec des faces.</text:p>
      <text:p text:style-name="Standard"/>
      <text:p text:style-name="Standard">Test stegosaure sort pas de la platform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apha</meta:initial-creator>
    <dc:creator>raphael0450@gmail.com</dc:creator>
    <meta:creation-date>2022-06-17T08:42:00Z</meta:creation-date>
    <dc:date>2022-06-17T08:42:00Z</dc:date>
    <meta:template xlink:href="Normal.dotm" xlink:type="simple"/>
    <meta:editing-cycles>2</meta:editing-cycles>
    <meta:editing-duration>PT60S</meta:editing-duration>
    <meta:document-statistic meta:page-count="1" meta:paragraph-count="1" meta:word-count="44" meta:character-count="289" meta:row-count="2" meta:non-whitespace-character-count="246"/>
  </office:meta>
</office:document-meta>
</file>